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min-row-height="0.334in" style:keep-together="true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8" style:family="paragraph" style:parent-style-name="UC_5f_NormalAzul">
      <style:paragraph-properties style:snap-to-layout-grid="false"/>
    </style:style>
    <style:style style:name="P9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0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Standard" style:list-style-name="L2">
      <style:paragraph-properties style:snap-to-layout-grid="false"/>
      <style:text-properties fo:color="#000000"/>
    </style:style>
    <style:style style:name="P13" style:family="paragraph" style:parent-style-name="Standard" style:list-style-name="L2">
      <style:paragraph-properties style:snap-to-layout-grid="false"/>
      <style:text-properties fo:color="#000000" fo:font-weight="normal" style:font-weight-asian="normal" style:font-weight-complex="normal"/>
    </style:style>
    <style:style style:name="P14" style:family="paragraph" style:parent-style-name="Standard">
      <style:paragraph-properties style:snap-to-layout-grid="false"/>
      <style:text-properties fo:color="#000000"/>
    </style:style>
    <style:style style:name="P15" style:family="paragraph" style:parent-style-name="Standard" style:list-style-name="L6">
      <style:paragraph-properties style:snap-to-layout-grid="false"/>
      <style:text-properties fo:color="#000000"/>
    </style:style>
    <style:style style:name="P16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17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 style:list-style-name="L3">
      <style:paragraph-properties style:snap-to-layout-grid="false"/>
    </style:style>
    <style:style style:name="P20" style:family="paragraph" style:parent-style-name="Standard" style:list-style-name="L4">
      <style:paragraph-properties style:snap-to-layout-grid="false"/>
    </style:style>
    <style:style style:name="P21" style:family="paragraph" style:parent-style-name="Standard" style:list-style-name="L5">
      <style:paragraph-properties style:snap-to-layout-grid="false"/>
    </style:style>
    <style:style style:name="P2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23" style:family="paragraph" style:parent-style-name="Standard" style:list-style-name="L6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24" style:family="paragraph" style:parent-style-name="Standard" style:list-style-name="L6"/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323dc" fo:font-weight="bold" style:font-weight-asian="bold" style:font-weight-complex="bold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4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5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6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7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8" style:family="text">
      <style:text-properties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9" style:family="text">
      <style:text-properties fo:language="es" fo:country="ES" style:language-complex="ar" style:country-complex="SA"/>
    </style:style>
    <style:style style:name="T20" style:family="text">
      <style:text-properties fo:language="es" fo:country="ES" fo:font-weight="bold" style:font-weight-asian="bold" style:language-complex="ar" style:country-complex="SA" style:font-weight-complex="bold"/>
    </style:style>
    <style:style style:name="T21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8">so: </text:span><text:span text:style-name="T9">Elimina</text:span><text:span text:style-name="UC_5f_NormalAzul_20_Car"><text:span text:style-name="T7">r LB</text:span></text:span></text:p>
          </table:table-cell>
          <table:table-cell table:style-name="Tabla1.B1" office:value-type="string">
            <text:p text:style-name="P2"><text:span text:style-name="T1">Nro. de Caso de Uso:</text:span> </text:p>
            <text:p text:style-name="P7">SGC-GDC-01-04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8">jetivo:</text:span><text:span text:style-name="UC_5f_NormalAzul_20_Car"><text:span text:style-name="T7"> Eliminar una línea b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">Pre-condiciones: </text:span></text:p>
            <text:list xml:id="list41312416" text:style-name="L4">
              <text:list-item>
                <text:p text:style-name="P20"><text:span text:style-name="UC_5f_NormalAzul_20_Car"><text:span text:style-name="T7">El usuario debe haber iniciado sesión.</text:span></text:span></text:p>
              </text:list-item>
            </text:list>
            <text:list xml:id="list41321697" text:style-name="L3">
              <text:list-item>
                <text:p text:style-name="P19"><text:span text:style-name="UC_5f_NormalAzul_20_Car"><text:span text:style-name="T7">Un proyecto debe haber sido seleccionado</text:span></text:span><text:span text:style-name="UC_5f_NormalAzul_20_Car"><text:span text:style-name="T5">.</text:span></text:span></text:p>
              </text:list-item>
              <text:list-item>
                <text:p text:style-name="P19"><text:span text:style-name="UC_5f_NormalAzul_20_Car"><text:span text:style-name="T7">El usuario debe ser el líder del proyecto seleccionad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0">La línea base es eliminada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8"><text:span text:style-name="T6">CURSO NORMAL (Camino Exitoso)</text:span><text:span text:style-name="T3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list xml:id="list41334028" text:style-name="L5">
              <text:list-item>
                <text:p text:style-name="P21">Selecciona una fase del proyecto.</text:p>
              </text:list-item>
            </text:list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2" office:value-type="string">
            <text:list xml:id="list41351132" text:style-name="L6">
              <text:list-item>
                <text:p text:style-name="P23">Selecciona la línea base de la fase.</text:p>
              </text:list-item>
            </text:list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table-cell table:style-name="Table1.A5" office:value-type="string">
            <text:p text:style-name="P22"/>
          </table:table-cell>
          <table:table-cell table:style-name="Table1.B5" office:value-type="string">
            <text:list xml:id="list41428665" text:continue-numbering="true" text:style-name="L6">
              <text:list-item>
                <text:p text:style-name="P15"><text:s/>Despliega un mensaje de advertencia “¿Desea eliminar esta LB de la fase?”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list xml:id="list41418247" text:continue-numbering="true" text:style-name="L6">
              <text:list-item>
                <text:p text:style-name="P24">El usuario selecciona el botón “si”.</text:p>
              </text:list-item>
            </text:list>
          </table:table-cell>
          <table:table-cell table:style-name="Table1.B5" office:value-type="string">
            <text:p text:style-name="P6"/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list xml:id="list41301855" text:style-name="L2">
              <text:list-item>
                <text:p text:style-name="P12">Despliega un mensaje de la eliminación exitosa de la LB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p text:style-name="P11"/>
          </table:table-cell>
          <table:table-cell table:style-name="Table1.B5" office:value-type="string">
            <text:list xml:id="list41433251" text:continue-numbering="true" text:style-name="L2">
              <text:list-item>
                <text:p text:style-name="P13"><text:span text:style-name="T19">Se redirige al Caso de Uso </text:span><text:span text:style-name="T20">Administración de líneas bases</text:span><text:span text:style-name="T19"> (ir al Caso de Uso </text:span><text:span text:style-name="T14">SGC-GDC-01</text:span><text:span text:style-name="T19">).</text:span></text:p>
              </text:list-item>
            </text:list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9">A1- No</text:p>
            <text:p text:style-name="P10"><text:span text:style-name="Default_20_Paragraph_20_Font"><text:span text:style-name="T21">Si en el paso 3 el usuario oprime el botón “No”, no se realizará ninguna acción y se volverá a la interfaz anterior.</text:span>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>EXCEPCIONES</text:p>
          </table:table-cell>
        </table:table-row>
        <table:table-row table:style-name="Tabla4.1">
          <table:table-cell table:style-name="Tabla4.A1" office:value-type="string">
            <text:p text:style-name="P14"><text:span text:style-name="T15">4.1-Error de conexión con la base de datos. </text:span><text:span text:style-name="T16">Se redirige al Caso de Uso </text:span><text:span text:style-name="T18">Í</text:span><text:span text:style-name="T17">tem</text:span><text:span text:style-name="T16"> (ir al Caso de Uso </text:span><text:span text:style-name="T13">SGC-DES-02</text:span><text:span text:style-name="T16">).</text:span></text:p>
            <text:p text:style-name="P16">4.2-El sistema despliega un mensaje de error: “La línea base se encuentra en un estado que no está sujeto a eliminación”. <text:span text:style-name="T10">Se redirige al Caso de Uso </text:span><text:span text:style-name="T2">Administración de líneas bases</text:span><text:span text:style-name="T10"> (ir al Caso de Uso </text:span><text:span text:style-name="T12">SGC-GDC-01</text:span><text:span text:style-name="T10">)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5" table:style-name="Tabla5">
        <table:table-column table:style-name="Tabla5.A"/>
        <text:soft-page-break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1">SGC-GDC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8</meta:editing-cycles>
    <meta:editing-duration>PT6H30M46S</meta:editing-duration>
    <dc:date>2014-03-16T21:26:24.24</dc:date>
    <meta:generator>LibreOffice/3.5$Windows_x86 LibreOffice_project/7e68ba2-a744ebf-1f241b7-c506db1-7d53735</meta:generator>
    <meta:document-statistic meta:table-count="5" meta:image-count="0" meta:object-count="0" meta:page-count="2" meta:paragraph-count="31" meta:word-count="234" meta:character-count="1057" meta:non-whitespace-character-count="1178"/>
  </office:meta>
</office:document-meta>
</file>